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>
          <table:table-cell office:value-type="date" office:date-value="2020-07-21">
            <text:p>21.07.20</text:p>
          </table:table-cell>
          <table:table-cell office:value-type="float" office:value="1.5">
            <text:p>1,5</text:p>
          </table:table-cell>
          <table:table-cell table:style-name="ce3"/>
        </table:table-row>
        <table:table-row table:style-name="ro1">
          <table:table-cell office:value-type="date" office:date-value="2020-07-25">
            <text:p>25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7">
            <text:p>27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9">
            <text:p>29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30">
            <text:p>30.07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7-31">
            <text:p>31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1">
            <text:p>0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02">
            <text:p>02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3">
            <text:p>0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4">
            <text:p>04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05">
            <text:p>05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6">
            <text:p>06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7">
            <text:p>07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8">
            <text:p>08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 table:number-rows-repeated="4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ce4" table:formula="of:=SUM([.B2:.B63])" office:value-type="float" office:value="105.25">
            <text:p>105,2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9">09.08.2020</text:date>, <text:time>22:2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7M4S</meta:editing-duration>
    <meta:editing-cycles>27</meta:editing-cycles>
    <meta:generator>OpenOffice/4.1.7$Win32 OpenOffice.org_project/417m1$Build-9800</meta:generator>
    <dc:date>2020-08-09T22:24:32.30</dc:date>
    <dc:creator>Coco </dc:creator>
    <meta:document-statistic meta:table-count="3" meta:cell-count="119" meta:object-count="0"/>
    <meta:user-defined meta:name="Info 1"/>
    <meta:user-defined meta:name="Info 2"/>
    <meta:user-defined meta:name="Info 3"/>
    <meta:user-defined meta:name="Info 4"/>
  </office:meta>
</office:document-meta>
</file>